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1.05pt double #000000" style:border-line-width="0.12mm 0.12mm 0.12mm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1" table:number-columns-repeated="7" table:default-cell-style-name="ce4"/>
        <table:table-column table:style-name="co1" table:number-columns-repeated="1002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Quick Sort</text:p>
          </table:table-cell>
          <table:table-cell table:style-name="ce1"/>
          <table:table-cell table:number-columns-repeated="10"/>
          <table:table-cell table:style-name="Default" table:number-columns-repeated="7"/>
          <table:table-cell table:number-columns-repeated="1002"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repeated="1002"/>
        </table:table-row>
        <table:table-row table:style-name="ro1">
          <table:table-cell table:number-columns-repeated="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tab/>pivot = arr[left];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<text:tab/>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 calcext:value-type="string">
            <text:p><text:tab/>while( i &lt;= j )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 calcext:value-type="string">
            <text:p><text:tab/>{</text:p>
          </table:table-cell>
          <table:table-cell table:number-columns-repeated="1008"/>
        </table:table-row>
        <table:table-row table:style-name="ro1">
          <table:table-cell table:number-columns-repeated="16"/>
          <table:table-cell office:value-type="string" calcext:value-type="string">
            <text:p><text:tab/><text:tab/>while( i &lt; right &amp;&amp; arr[i] &lt;= pivot )</text:p>
          </table:table-cell>
          <table:table-cell table:number-columns-repeated="1007"/>
        </table:table-row>
        <table:table-row table:style-name="ro1">
          <table:table-cell table:number-columns-repeated="17"/>
          <table:table-cell office:value-type="string" calcext:value-type="string">
            <text:p><text:tab/><text:tab/><text:tab/>i++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<text:tab/><text:tab/><text:tab/>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<text:tab/><text:tab/>while( arr[j] &gt; pivot )</text:p>
          </table:table-cell>
          <table:table-cell table:number-columns-repeated="1007"/>
        </table:table-row>
        <table:table-row table:style-name="ro1">
          <table:table-cell table:number-columns-repeated="17"/>
          <table:table-cell office:value-type="string" calcext:value-type="string">
            <text:p><text:tab/><text:tab/><text:tab/>j--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<text:tab/><text:tab/><text:tab/>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<text:tab/><text:tab/>if( i &lt;= j )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<text:tab/><text:tab/><text:tab/>SWAP(arr[i], arr[j]);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<text:tab/>}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 calcext:value-type="string">
            <text:p><text:tab/>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 calcext:value-type="string">
            <text:p><text:tab/>SWAP(arr[j], arr[left]);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12:52:36.754777074</meta:creation-date>
    <dc:date>2020-07-14T13:58:40.485308104</dc:date>
    <meta:editing-duration>PT56M1S</meta:editing-duration>
    <meta:editing-cycles>3</meta:editing-cycles>
    <meta:generator>LibreOffice/6.0.7.3$Linux_X86_64 LibreOffice_project/00m0$Build-3</meta:generator>
    <meta:document-statistic meta:table-count="1" meta:cell-count="36" meta:object-count="0"/>
  </office:meta>
</office:document-meta>
</file>